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0.6165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0.639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819in"/>
    </style:style>
    <style:style style:name="co15" style:family="table-column">
      <style:table-column-properties fo:break-before="auto" style:column-width="0.7484in"/>
    </style:style>
    <style:style style:name="co16" style:family="table-column">
      <style:table-column-properties fo:break-before="auto" style:column-width="1.9819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7244in" fo:break-before="auto" style:use-optimal-row-height="false"/>
    </style:style>
    <style:style style:name="ro3" style:family="table-row">
      <style:table-row-properties style:row-height="0.6543in" fo:break-before="auto" style:use-optimal-row-height="fals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7453in" fo:break-before="auto" style:use-optimal-row-height="false"/>
    </style:style>
    <style:style style:name="ro6" style:family="table-row">
      <style:table-row-properties style:row-height="0.7972in" fo:break-before="auto" style:use-optimal-row-height="false"/>
    </style:style>
    <style:style style:name="ro7" style:family="table-row">
      <style:table-row-properties style:row-height="0.8909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9" style:family="table-row">
      <style:table-row-properties style:row-height="0.7035in" fo:break-before="auto" style:use-optimal-row-height="false"/>
    </style:style>
    <style:style style:name="ta1" style:family="table" style:master-page-name="PageStyle_5f_Shell">
      <style:table-properties table:display="true" style:writing-mode="lr-tb" tableooo:tab-color="#cc0000"/>
    </style:style>
    <style:style style:name="ta2" style:family="table" style:master-page-name="PageStyle_5f_Greataxe">
      <style:table-properties table:display="true" style:writing-mode="lr-tb" tableooo:tab-color="#009900"/>
    </style:style>
    <style:style style:name="ta3" style:family="table" style:master-page-name="PageStyle_5f_Daggers">
      <style:table-properties table:display="true" style:writing-mode="lr-tb" tableooo:tab-color="#6600ff"/>
    </style:style>
    <style:style style:name="ta4" style:family="table" style:master-page-name="PageStyle_5f_Fission">
      <style:table-properties table:display="true" style:writing-mode="lr-tb" tableooo:tab-color="#0000ff"/>
    </style:style>
    <style:style style:name="ta5" style:family="table" style:master-page-name="PageStyle_5f_Stellar_20_Matrix">
      <style:table-properties table:display="true" style:writing-mode="lr-tb" tableooo:tab-color="#ffff00"/>
    </style:style>
    <style:style style:name="ta6" style:family="table" style:master-page-name="PageStyle_5f_Bombs">
      <style:table-properties table:display="true" style:writing-mode="lr-tb" tableooo:tab-color="#ff3300"/>
    </style:style>
    <style:style style:name="ta7" style:family="table" style:master-page-name="PageStyle_5f_Bow">
      <style:table-properties table:display="true" style:writing-mode="lr-tb" tableooo:tab-color="#66ff00"/>
    </style:style>
    <style:style style:name="ta8" style:family="table" style:master-page-name="PageStyle_5f_Fusion">
      <style:table-properties table:display="true" style:writing-mode="lr-tb" tableooo:tab-color="#00cccc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0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7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9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0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1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5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6" style:family="table-cell" style:parent-style-name="Default">
      <style:table-cell-properties style:glyph-orientation-vertical="0" fo:background-color="#00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7" style:family="table-cell" style:parent-style-name="Default">
      <style:table-cell-properties style:glyph-orientation-vertical="0" fo:background-color="#66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8" style:family="table-cell" style:parent-style-name="Default">
      <style:table-cell-properties style:glyph-orientation-vertical="0" fo:background-color="#00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2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f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6" style:family="table-cell" style:parent-style-name="Default">
      <style:table-cell-properties style:glyph-orientation-vertical="0" fo:background-color="#00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word + Shield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2" office:value-type="string">
            <text:p>Slash (default)</text:p>
          </table:table-cell>
          <table:table-cell table:style-name="ce5" office:value-type="string">
            <text:p>Slash at a small area in front of you with your sword.</text:p>
          </table:table-cell>
          <table:table-cell table:style-name="ce7" office:value-type="string">
            <text:p>40</text:p>
            <text:p>15 arc</text:p>
            <text:p>1 range</text:p>
          </table:table-cell>
          <table:table-cell table:style-name="ce7" office:value-type="string">
            <text:p>auto</text:p>
          </table:table-cell>
          <table:table-cell table:style-name="ce2" office:value-type="string">
            <text:p>Block (shield)</text:p>
          </table:table-cell>
          <table:table-cell table:style-name="ce5" office:value-type="string">
            <text:p>Focus on shield use gives you a passive 20% chance to block attacks. Activate to boost chance (30%) for 5s.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15s</text:p>
          </table:table-cell>
          <table:table-cell table:style-name="ce11" office:value-type="string">
            <text:p>Charge (offensive)</text:p>
          </table:table-cell>
          <table:table-cell table:style-name="ce15" office:value-type="string">
            <text:p>Rush towards an enemy and smash it with your shield, damaging nearby enemies.</text:p>
          </table:table-cell>
          <table:table-cell table:style-name="ce7" office:value-type="string">
            <text:p>60</text:p>
            <text:p>2 radius</text:p>
          </table:table-cell>
          <table:table-cell table:style-name="ce7" office:value-type="string">
            <text:p>4s</text:p>
          </table:table-cell>
          <table:table-cell table:style-name="ce2" office:value-type="string">
            <text:p>Boomerang</text:p>
          </table:table-cell>
          <table:table-cell table:style-name="ce5" office:value-type="string">
            <text:p>Launch your shied along a boomerang arc, damaging enemies as it flies.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10s</text:p>
          </table:table-cell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1" office:value-type="string">
            <text:p>Death Spiral</text:p>
          </table:table-cell>
          <table:table-cell table:style-name="ce27" office:value-type="string">
            <text:p>Launch your shield in an expanding spiral around you.</text:p>
          </table:table-cell>
          <table:table-cell table:style-name="ce32" office:value-type="float" office:value="70">
            <text:p>70</text:p>
          </table:table-cell>
          <table:table-cell table:style-name="ce32" office:value-type="string">
            <text:p>10s</text:p>
          </table:table-cell>
          <table:table-cell table:number-columns-repeated="240"/>
        </table:table-row>
        <table:table-row table:style-name="ro4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2" office:value-type="string">
            <text:p>Shield Swipe (defensive)</text:p>
          </table:table-cell>
          <table:table-cell table:style-name="ce16" office:value-type="string">
            <text:p>Smack an enemy with your shield, stunning it for 2s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5s</text:p>
          </table:table-cell>
          <table:table-cell table:style-name="ce22" office:value-type="string">
            <text:p>Ground Slam</text:p>
          </table:table-cell>
          <table:table-cell table:style-name="ce28" office:value-type="string">
            <text:p>Launch yourself in the air and smash the ground. Damages and knocks back nearby enemies.</text:p>
          </table:table-cell>
          <table:table-cell table:style-name="ce19" office:value-type="string">
            <text:p>70</text:p>
            <text:p>4 radius</text:p>
          </table:table-cell>
          <table:table-cell table:style-name="ce19" office:value-type="string">
            <text:p>11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3" office:value-type="string">
            <text:p>Shockwave</text:p>
          </table:table-cell>
          <table:table-cell table:style-name="ce29" office:value-type="string">
            <text:p>Smash your sword and shield together, damaging and stunning (3s) nearby enemies.</text:p>
          </table:table-cell>
          <table:table-cell table:style-name="ce33" office:value-type="string">
            <text:p>50</text:p>
            <text:p>3 radius</text:p>
          </table:table-cell>
          <table:table-cell table:style-name="ce33" office:value-type="string">
            <text:p>10s</text:p>
          </table:table-cell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 office:value-type="string">
            <text:p>Fight with a sword and shield, offering a good hybrid of offense and defense.</text:p>
          </table:table-cell>
          <table:table-cell table:number-columns-repeated="2"/>
          <table:table-cell table:style-name="ce8" office:value-type="string">
            <text:p>Thrust (sword)</text:p>
          </table:table-cell>
          <table:table-cell table:style-name="ce9" office:value-type="string">
            <text:p>Stab forwards, heavily damaging enemies close in front of you.</text:p>
          </table:table-cell>
          <table:table-cell table:style-name="ce10" office:value-type="string">
            <text:p>70</text:p>
            <text:p>5 arc</text:p>
            <text:p>1.5 rnge</text:p>
          </table:table-cell>
          <table:table-cell table:style-name="ce10" office:value-type="string">
            <text:p>4s</text:p>
          </table:table-cell>
          <table:table-cell table:style-name="ce13" office:value-type="string">
            <text:p>Whirlwind (offensive)</text:p>
          </table:table-cell>
          <table:table-cell table:style-name="ce17" office:value-type="string">
            <text:p>Spin in a circle, damaging nearby enemies all around you.</text:p>
          </table:table-cell>
          <table:table-cell table:style-name="ce10" office:value-type="string">
            <text:p>50</text:p>
            <text:p>2 radius</text:p>
          </table:table-cell>
          <table:table-cell table:style-name="ce10" office:value-type="string">
            <text:p>7s</text:p>
          </table:table-cell>
          <table:table-cell table:style-name="ce8" office:value-type="string">
            <text:p>Cross-Cut</text:p>
          </table:table-cell>
          <table:table-cell table:style-name="ce9" office:value-type="string">
            <text:p>Slash twice in front of you, damaging enemies in a long cone.</text:p>
          </table:table-cell>
          <table:table-cell table:style-name="ce10" office:value-type="string">
            <text:p>80</text:p>
            <text:p>15 arc</text:p>
            <text:p>4 range</text:p>
          </table:table-cell>
          <table:table-cell table:style-name="ce10" office:value-type="string">
            <text:p>9s</text:p>
          </table:table-cell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4" office:value-type="string">
            <text:p>Slice 'n Dice</text:p>
          </table:table-cell>
          <table:table-cell table:style-name="ce30" office:value-type="string">
            <text:p>Slash an enemy repeatedly, inflicting mortal wounds which bleed for 5s.</text:p>
          </table:table-cell>
          <table:table-cell table:style-name="ce34" office:value-type="string">
            <text:p>70 (10)</text:p>
          </table:table-cell>
          <table:table-cell table:style-name="ce34" office:value-type="string">
            <text:p>12s</text:p>
          </table:table-cell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4" office:value-type="string">
            <text:p>Wall of Blades (defensive)</text:p>
          </table:table-cell>
          <table:table-cell table:style-name="ce18" office:value-type="string">
            <text:p>Surround yourself with floating blades, immobilizing yourself for 4s but gaining 100% damage reflection.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15s</text:p>
          </table:table-cell>
          <table:table-cell table:style-name="ce25" office:value-type="string">
            <text:p>Disarm</text:p>
          </table:table-cell>
          <table:table-cell table:style-name="ce31" office:value-type="string">
            <text:p>Knock enemies' weapons out of their hands, permanently lowering damage. Affects a small cone in front of you.</text:p>
          </table:table-cell>
          <table:table-cell table:style-name="ce20" office:value-type="string">
            <text:p>50</text:p>
            <text:p>15 arc</text:p>
            <text:p>1 range</text:p>
          </table:table-cell>
          <table:table-cell table:style-name="ce20" office:value-type="string">
            <text:p>12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6" office:value-type="string">
            <text:p>Ring of Blades</text:p>
          </table:table-cell>
          <table:table-cell table:style-name="ce26" office:value-type="string">
            <text:p>Summon five floating swords to damage enemies that get too close. Each lasts 8s (or until it hits something).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Greataxe" table:style-name="ta2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6" office:value-type="string">
            <text:p>Chop (default)</text:p>
          </table:table-cell>
          <table:table-cell table:style-name="ce36" office:value-type="string">
            <text:p>Slice a large area in front of you.</text:p>
          </table:table-cell>
          <table:table-cell table:style-name="ce36" office:value-type="string">
            <text:p>30</text:p>
            <text:p>30 arc</text:p>
            <text:p>2 range</text:p>
          </table:table-cell>
          <table:table-cell table:style-name="ce36" office:value-type="string">
            <text:p>auto</text:p>
          </table:table-cell>
          <table:table-cell table:style-name="ce36" table:number-columns-repeated="12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ggers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7" office:value-type="string">
            <text:p>Stab (default)</text:p>
          </table:table-cell>
          <table:table-cell table:style-name="ce37" office:value-type="string">
            <text:p>Attack a single enemy.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auto</text:p>
          </table:table-cell>
          <table:table-cell table:style-name="ce37" table:number-columns-repeated="12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taff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8" office:value-type="string">
            <text:p>Forcewave (default)</text:p>
          </table:table-cell>
          <table:table-cell table:style-name="ce38" office:value-type="string">
            <text:p>Strike with a wave of energy in a small area in front of you.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auto</text:p>
          </table:table-cell>
          <table:table-cell table:style-name="ce38" office:value-type="string">
            <text:p>Flash (hot)</text:p>
          </table:table-cell>
          <table:table-cell table:style-name="ce38" office:value-type="string">
            <text:p>Create a bright burst of light and heat, damaging and dazing nearby enemies for 3s.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6s</text:p>
          </table:table-cell>
          <table:table-cell table:style-name="ce38" office:value-type="string">
            <text:p>Flamewave (fire)</text:p>
          </table:table-cell>
          <table:table-cell table:style-name="ce38" office:value-type="string">
            <text:p>Launch a wave of fire that propagates in a cone in front of you to medium range.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8s</text:p>
          </table:table-cell>
          <table:table-cell table:style-name="ce38" office:value-type="string">
            <text:p>Flare</text:p>
          </table:table-cell>
          <table:table-cell table:style-name="ce38" office:value-type="string">
            <text:p>Deal lots of damage to nearby enemies.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11s</text:p>
          </table:table-cell>
          <table:table-cell table:number-columns-repeated="240"/>
        </table:table-row>
        <table:table-row table:style-name="ro3">
          <table:table-cell table:number-columns-repeated="12"/>
          <table:table-cell office:value-type="string">
            <text:p>Ignite</text:p>
          </table:table-cell>
          <table:table-cell office:value-type="string">
            <text:p>Apply burning damage for 10s to all on-screen enemies.</text:p>
          </table:table-cell>
          <table:table-cell office:value-type="float" office:value="1">
            <text:p>1</text:p>
          </table:table-cell>
          <table:table-cell office:value-type="string">
            <text:p>10s</text:p>
          </table:table-cell>
          <table:table-cell table:number-columns-repeated="240"/>
        </table:table-row>
        <table:table-row table:style-name="ro9">
          <table:table-cell table:number-columns-repeated="8"/>
          <table:table-cell office:value-type="string">
            <text:p>Chain Lightning (lightning)</text:p>
          </table:table-cell>
          <table:table-cell office:value-type="string">
            <text:p>Zap an enemy at medium range. Arcs to up to 3 other enemies.</text:p>
          </table:table-cell>
          <table:table-cell office:value-type="float" office:value="6">
            <text:p>6</text:p>
          </table:table-cell>
          <table:table-cell office:value-type="string">
            <text:p>8s</text:p>
          </table:table-cell>
          <table:table-cell office:value-type="string">
            <text:p>Lightning Storm</text:p>
          </table:table-cell>
          <table:table-cell office:value-type="string">
            <text:p>Call down the fury of the skies, striking all on-screen enemies with a 50% chance.</text:p>
          </table:table-cell>
          <table:table-cell office:value-type="float" office:value="8">
            <text:p>8</text:p>
          </table:table-cell>
          <table:table-cell office:value-type="string">
            <text:p>11s</text:p>
          </table:table-cell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2">
          <table:table-cell table:number-columns-repeated="4"/>
          <table:table-cell office:value-type="string">
            <text:p>Halo (cold)</text:p>
          </table:table-cell>
          <table:table-cell office:value-type="string">
            <text:p>Blast nearby enemies with cold, damaging and slowing them for 3s.</text:p>
          </table:table-cell>
          <table:table-cell office:value-type="float" office:value="3">
            <text:p>3</text:p>
          </table:table-cell>
          <table:table-cell office:value-type="string">
            <text:p>6s</text:p>
          </table:table-cell>
          <table:table-cell office:value-type="string">
            <text:p>Frost Shard (ice)</text:p>
          </table:table-cell>
          <table:table-cell office:value-type="string">
            <text:p>Launch a shard of ice forwards, penetrating and damaging enemies.</text:p>
          </table:table-cell>
          <table:table-cell office:value-type="float" office:value="6">
            <text:p>6</text:p>
          </table:table-cell>
          <table:table-cell office:value-type="string">
            <text:p>7s</text:p>
          </table:table-cell>
          <table:table-cell office:value-type="string">
            <text:p>Comet strike</text:p>
          </table:table-cell>
          <table:table-cell office:value-type="string">
            <text:p>Smash the ground with a ball of ice and dust. Damages and freezes enemies for 3s near the target area.</text:p>
          </table:table-cell>
          <table:table-cell office:value-type="float" office:value="7">
            <text:p>7</text:p>
          </table:table-cell>
          <table:table-cell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8"/>
          <table:table-cell office:value-type="string">
            <text:p>(water)</text:p>
          </table:table-cell>
          <table:table-cell table:number-columns-repeated="3"/>
          <table:table-cell office:value-type="string">
            <text:p>Flood</text:p>
          </table:table-cell>
          <table:table-cell table:number-columns-repeated="243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rossbow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9" office:value-type="string">
            <text:p>Quarrel (default)</text:p>
          </table:table-cell>
          <table:table-cell table:style-name="ce40" office:value-type="string">
            <text:p>Fire a bolt at medium range, damaging and possibly (50%) passing through enemies.</text:p>
          </table:table-cell>
          <table:table-cell table:style-name="ce41" office:value-type="string">
            <text:p>3 (x1/2)</text:p>
            <text:p>10 range</text:p>
          </table:table-cell>
          <table:table-cell table:style-name="ce41" office:value-type="string">
            <text:p>auto</text:p>
          </table:table-cell>
          <table:table-cell table:style-name="ce42" office:value-type="string">
            <text:p>(long-range)</text:p>
          </table:table-cell>
          <table:table-cell table:style-name="ce40"/>
          <table:table-cell table:style-name="ce41" table:number-columns-repeated="2"/>
          <table:table-cell table:style-name="ce42" office:value-type="string">
            <text:p>(offensive)</text:p>
          </table:table-cell>
          <table:table-cell table:style-name="ce40"/>
          <table:table-cell table:style-name="ce41" table:number-columns-repeated="2"/>
          <table:table-cell table:style-name="ce42"/>
          <table:table-cell table:style-name="ce40"/>
          <table:table-cell table:style-name="ce41" table:number-columns-repeated="2"/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/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9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 office:value-type="string">
            <text:p>(defensive)</text:p>
          </table:table-cell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/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/>
          <table:table-cell table:number-columns-repeated="2"/>
          <table:table-cell table:style-name="ce43" office:value-type="string">
            <text:p>(short-range)</text:p>
          </table:table-cell>
          <table:table-cell table:style-name="ce3"/>
          <table:table-cell table:number-columns-repeated="2"/>
          <table:table-cell table:style-name="ce43" office:value-type="string">
            <text:p>(offensive)</text:p>
          </table:table-cell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43"/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 office:value-type="string">
            <text:p>(defensive)</text:p>
          </table:table-cell>
          <table:table-cell table:style-name="ce3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43"/>
          <table:table-cell table:style-name="ce3"/>
          <table:table-cell table:number-columns-repeated="242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mbs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4" office:value-type="string">
            <text:p>Toss (default)</text:p>
          </table:table-cell>
          <table:table-cell table:style-name="ce44" office:value-type="string">
            <text:p>Lob a bomb a short distance, damaging enemies in the area.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auto</text:p>
          </table:table-cell>
          <table:table-cell table:style-name="ce44" table:number-columns-repeated="12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w" table:style-name="ta7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5" office:value-type="string">
            <text:p>Nock (default)</text:p>
          </table:table-cell>
          <table:table-cell table:style-name="ce45" office:value-type="string">
            <text:p>Fire an arrow at long range.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uto</text:p>
          </table:table-cell>
          <table:table-cell table:style-name="ce45" table:number-columns-repeated="12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Wand" table:style-name="ta8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6" office:value-type="string">
            <text:p>Forceball (default)</text:p>
          </table:table-cell>
          <table:table-cell table:style-name="ce46" office:value-type="string">
            <text:p>Launch a bundle of energy, damaging an enemy at medium range and those near it.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auto</text:p>
          </table:table-cell>
          <table:table-cell table:style-name="ce46" office:value-type="string">
            <text:p>(light)</text:p>
          </table:table-cell>
          <table:table-cell table:style-name="ce46" table:number-columns-repeated="3"/>
          <table:table-cell table:style-name="ce46" office:value-type="string">
            <text:p>(holy)</text:p>
          </table:table-cell>
          <table:table-cell table:style-name="ce46" table:number-columns-repeated="3"/>
          <table:table-cell table:style-name="ce46" office:value-type="string">
            <text:p>Dawnbreak</text:p>
          </table:table-cell>
          <table:table-cell table:style-name="ce46" office:value-type="string">
            <text:p>A stream of daylight damages nearby enemies. More damage if health is below 30%.</text:p>
          </table:table-cell>
          <table:table-cell table:style-name="ce46" office:value-type="string">
            <text:p>7 (9)</text:p>
          </table:table-cell>
          <table:table-cell table:style-name="ce46" office:value-type="string">
            <text:p>10s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9">
          <table:table-cell table:number-columns-repeated="8"/>
          <table:table-cell office:value-type="string">
            <text:p>(healing)</text:p>
          </table:table-cell>
          <table:table-cell table:number-columns-repeated="3"/>
          <table:table-cell office:value-type="string">
            <text:p>Regeneration</text:p>
          </table:table-cell>
          <table:table-cell office:value-type="string">
            <text:p>Extra passive regeneration. Activate to drain health from nearby enemies for 5s instead.</text:p>
          </table:table-cell>
          <table:table-cell office:value-type="float" office:value="1">
            <text:p>1</text:p>
          </table:table-cell>
          <table:table-cell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6">
          <table:table-cell table:number-columns-repeated="4"/>
          <table:table-cell office:value-type="string">
            <text:p>(dark)</text:p>
          </table:table-cell>
          <table:table-cell table:number-columns-repeated="3"/>
          <table:table-cell office:value-type="string">
            <text:p>(arcane)</text:p>
          </table:table-cell>
          <table:table-cell table:number-columns-repeated="247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8"/>
          <table:table-cell office:value-type="string">
            <text:p>Unleash (chaos)</text:p>
          </table:table-cell>
          <table:table-cell office:value-type="string">
            <text:p>Damage nearby enemies. Damage increases the more enemies are near.</text:p>
          </table:table-cell>
          <table:table-cell office:value-type="string">
            <text:p>2 (+2/5)</text:p>
          </table:table-cell>
          <table:table-cell office:value-type="string">
            <text:p>6s</text:p>
          </table:table-cell>
          <table:table-cell office:value-type="string">
            <text:p>Singularity</text:p>
          </table:table-cell>
          <table:table-cell office:value-type="string">
            <text:p>Concentrate chaotic energies into yourself, sucking in and damaging nearby enemies.</text:p>
          </table:table-cell>
          <table:table-cell office:value-type="float" office:value="7">
            <text:p>7</text:p>
          </table:table-cell>
          <table:table-cell office:value-type="string">
            <text:p>10s</text:p>
          </table:table-cell>
          <table:table-cell table:number-columns-repeated="240"/>
        </table:table-row>
        <table:table-row table:style-name="ro5" table:number-rows-repeated="1048567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a0e0e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a0e0e0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0000" style:border-line-width-bottom="0.0138in 0.0138in 0.0138in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138in solid #c0c0c0" style:rotation-align="none"/>
    </style:style>
    <style:style style:name="Output" style:family="table-cell" style:parent-style-name="Default">
      <style:table-cell-properties fo:background-color="#ffffff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cc" style:border-line-width-bottom="0.0138in 0.0138in 0.0138in" fo:border-left="none" fo:border-right="none" style:rotation-align="none" fo:border-top="0.0138in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12/08/2016</text:date>, <text:time>20:2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l" style:display-name="PageStyle_She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eataxe" style:display-name="PageStyle_Greatax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ggers" style:display-name="PageStyle_Dagg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ssion" style:display-name="PageStyle_Fis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ellar_20_Matrix" style:display-name="PageStyle_Stellar Matri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mbs" style:display-name="PageStyle_Bomb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w" style:display-name="PageStyle_Bo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sion" style:display-name="PageStyle_Fu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20:20:31.81</dc:date>
    <meta:generator>OpenOffice/4.1.2$Win32 OpenOffice.org_project/412m3$Build-9782</meta:generator>
    <meta:editing-duration>PT30M16S</meta:editing-duration>
    <meta:editing-cycles>3</meta:editing-cycles>
    <meta:document-statistic meta:table-count="8" meta:cell-count="284" meta:object-count="0"/>
  </office:meta>
</office:document-meta>
</file>